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Utils.unmodifiableMultiValueMap( MultiValueMap &lt; ? extends K , ? extends V &gt; target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Utils.containsAny( Collection &lt; ? &gt; source , Collection &lt; ? &gt; candi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isEmpty( @ Nullable Collection &lt; ? &gt;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firstElement( @ Nullable Set &lt; T &gt;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.toArray( Enumeration &lt; E &gt; enumeration , A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Utils.mergePropertiesIntoMap( @ Nullable Properties props , Map &lt; K , V &gt;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Utils.contains( @ Nullable Enumeration &lt; ? &gt; enumeration , Objec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Utils.findValueOfType( Collection &lt; ? &gt; collection , Class &lt; ? &gt; [ ] typ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Utils.findValueOfType( Collection &lt; ? &gt; collection , @ Nullable Class &lt; T &gt;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lectionUtils.newLinkedHashMap(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contains( @ Nullable Iterator &lt; ? &gt; iterator , Objec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Utils.findCommonElementType( Collection &lt; ? &gt; colle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llectionUtils.mergeArrayIntoCollection( @ Nullable Object array , Collection &lt; E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Utils.hasUniqueObject( Collection &lt; ? &gt; 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llectionUtils.toIterator( @ Nullable Enumeration &lt; E &gt; enum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lastElement( @ Nullable Set &lt; T &gt;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.arrayToList(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computeMapInitialCapacity(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newHashMap(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isEmpty( @ Nullable Map &lt; ? , ?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lastElement( @ Nullable List &lt; T &gt;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Utils.toMultiValueMap( Map &lt; K , List &lt; V &gt; &gt; targe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findFirstMatch( Collection &lt; ? &gt; source , Collection &lt; E &gt; candida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Utils.firstElement( @ Nullable List &lt; T &gt;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Utils.containsInstance( @ Nullable Collection &lt; ? &gt; collection , Objec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